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a689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29.25pt" officeooo:paragraph-rsid="001da689"/>
    </style:style>
    <style:style style:name="T1" style:family="text">
      <style:text-properties style:font-name="sans-serif" fo:font-size="19.5pt"/>
    </style:style>
    <style:style style:name="T2" style:family="text">
      <style:text-properties style:font-name="Liberation Serif" fo:font-size="12pt" style:font-size-asian="10.5pt" style:font-size-complex="12pt"/>
    </style:style>
    <style:style style:name="T3" style:family="text">
      <style:text-properties officeooo:rsid="001da689"/>
    </style:style>
    <style:style style:name="T4" style:family="text">
      <style:text-properties officeooo:rsid="001e1e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4">E</text:span>xercício <text:span text:style-name="T4">cenário.</text:span></text:p>
      <text:p text:style-name="P2"/>
      <text:p text:style-name="P1"><text:tab/><text:span text:style-name="T3">Trabalho de motorista de aplicativos.</text:span></text:p>
      <text:p text:style-name="P1"><text:tab/><text:span text:style-name="T3">Atores: Motorista (João)</text:span></text:p>
      <text:p text:style-name="P1"><text:tab/></text:p>
      <text:p text:style-name="P1"><text:tab/><text:span text:style-name="T3">João estava desmotivado de seu trabalho na indústria e decidiu trabalhar com algo que gosta que é dirigir, nisso joão encontrou um aplicativo de corrida da mesma forma que o táxi. Porém joão não possui um carro com as requisições mínimas do aplicativo. Portanto, joão decidiu trocar os seus 2 carros por um carro novo que atendesse as necessidades do aplicativo. Para isso joão vai verificar os carro que faz mais kilometros por litro de combustível, que seja confortável e espaço para os passageiros, possua ar condicionado, possua direção elétrica e de preferência que seja automático</text:span></text:p>
      <text:p text:style-name="P1"/>
      <text:p text:style-name="P1"><text:tab/>Um produto seria um aplicativo de revenda de carros, onde o usuário pode buscar por carros novos, usados e ir filtrando conforme sua preferência, mostrando os preços do mesmo e o local da concessionária. O produto deverá ter filtros de km/L, direção elétrica, câmbio automático, ar-condicionado e uma estimativa do nível de conforto do carro e se a concessionária recebe carros em troca.</text:p>
      <text:p text:style-name="P1"><text:span text:style-name="T2"/></text:p>
      <text:p text:style-name="P1"><text:span text:style-name="T2"><text:tab/>Após joão ter decido ir atrás de seu carro novo, ele utilizou o produto descrito acima, consegue fazer o filtro de suas preferências, foi a concessionária que possuia o carro com todas as suas exigências, comprando o mesmo e começando seu trabalho como motorista de aplicativo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18:11:12.090922730</meta:creation-date>
    <dc:date>2020-04-19T20:34:21.652097368</dc:date>
    <meta:editing-duration>PT21S</meta:editing-duration>
    <meta:editing-cycles>1</meta:editing-cycles>
    <meta:document-statistic meta:table-count="0" meta:image-count="0" meta:object-count="0" meta:page-count="1" meta:paragraph-count="7" meta:word-count="215" meta:character-count="1336" meta:non-whitespace-character-count="1120"/>
    <meta:generator>LibreOffice/6.3.5.2$Linux_X86_64 LibreOffice_project/30$Build-2</meta:generator>
  </office:meta>
</office:document-meta>
</file>